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0" style:family="table-column">
      <style:table-column-properties fo:break-before="auto" style:column-width="1.693cm"/>
    </style:style>
    <style:style style:name="ro0" style:family="table-row">
      <style:table-row-properties fo:break-before="auto" style:row-height="0.45cm" style:use-optimal-row-height="true"/>
    </style:style>
  </office:automatic-styles>
  <office:body>
    <office:spreadsheet>
      <table:table table:name="Frozen hor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</table:table>
      <table:table table:name="Frozen vert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</table:table>
      <table:table table:name="Frozen hor + vert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</table:table>
      <table:table table:name="Split hor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</table:table>
      <table:table table:name="Split vert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</table:table>
      <table:table table:name="Split hor + vert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</table:table>
      <table:table table:name="Split hor and Frozen vert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</table:table>
      <table:table table:name="Split vert and Frozen hor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</table:table>
      <table:table table:name="no split and frozen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style style:name="Default" style:family="table-cell">
      <style:table-cell-properties fo:border="0pt  #000000" style:diagonal-bl-tr="0pt  #000000" style:diagonal-tl-br="0pt  #000000" style:vertical-align="automatic" style:text-align-source="value-type" style:direction="ltr"/>
      <style:text-properties style:font-name="Arial" style:font-name-asian="Arial" style:font-name-complex="Arial" fo:font-size="10pt" style:font-size-asian="10pt" style:font-size-complex="10pt" fo:color="#000000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18:49:34</meta:creation-date>
    <dc:date>2013-03-17T18:49:34</dc:date>
    <meta:editing-cycles>1</meta:editing-cycles>
    <meta:generator>ZEXMLSSlib/0.0.6$FPC ZEXMLSS/d0cba90ed35111d882ba3b0d4bb9affd39944adb</meta:generator>
  </office:meta>
</office:document-meta>
</file>